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2"/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6.19125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4.92125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4.65666666666667cm"/>
    </style:style>
    <style:style style:name="co6" style:family="table-column">
      <style:table-column-properties fo:break-before="auto" style:column-width="8.281458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4.947708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4.97416666666667cm"/>
    </style:style>
    <style:style style:name="co11" style:family="table-column">
      <style:table-column-properties fo:break-before="auto" style:column-width="3.30729166666667cm"/>
    </style:style>
    <style:style style:name="co12" style:family="table-column">
      <style:table-column-properties fo:break-before="auto" style:column-width="4.25979166666667cm"/>
    </style:style>
    <style:style style:name="co13" style:family="table-column">
      <style:table-column-properties fo:break-before="auto" style:column-width="3.67770833333333cm"/>
    </style:style>
    <style:style style:name="co14" style:family="table-column">
      <style:table-column-properties fo:break-before="auto" style:column-width="2.09020833333333cm"/>
    </style:style>
    <style:style style:name="co15" style:family="table-column">
      <style:table-column-properties fo:break-before="auto" style:column-width="5.42395833333333cm"/>
    </style:style>
    <style:style style:name="co16" style:family="table-column">
      <style:table-column-properties fo:break-before="auto" style:column-width="2.751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oftware" table:style-name="ta1">
        <table:shapes>
          <draw:frame draw:z-index="1" draw:id="id0" draw:style-name="a0" draw:name="Gráfico 1" svg:x="7.12362in" svg:y="4.3189in" svg:width="6.29213in" svg:height="3.54016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áfico 2" svg:x="7.15118in" svg:y="7.88701in" svg:width="6.30197in" svg:height="3.54016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default-cell-style-name="ce1"/>
        <table:table-column table:style-name="co7" table:number-columns-repeated="16368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number-columns-spanned="4" table:number-rows-spanned="1" table:style-name="ce11"/>
          <table:covered-table-cell table:number-columns-repeated="3"/>
          <table:table-cell table:number-columns-repeated="16374" table:style-name="ce1"/>
        </table:table-row>
        <table:table-row table:style-name="ro2">
          <table:table-cell table:number-columns-repeated="7" table:style-name="ce1"/>
          <table:table-cell table:number-columns-repeated="2" table:style-name="ce2"/>
          <table:table-cell table:style-name="ce3"/>
          <table:table-cell table:number-columns-repeated="16374" table:style-name="ce1"/>
        </table:table-row>
        <table:table-row table:style-name="ro2">
          <table:table-cell table:number-columns-repeated="6" table:style-name="ce1"/>
          <table:table-cell table:number-columns-spanned="1" table:number-rows-spanned="2" table:style-name="ce11"/>
          <table:table-cell table:number-columns-repeated="7" table:style-name="ce1"/>
          <table:table-cell table:style-name="ce2"/>
          <table:table-cell table:style-name="ce3"/>
          <table:table-cell table:number-columns-repeated="16368"/>
        </table:table-row>
        <table:table-row table:style-name="ro1">
          <table:table-cell table:number-columns-repeated="6" table:style-name="ce1"/>
          <table:covered-table-cell/>
          <table:table-cell table:number-columns-repeated="16377" table:style-name="ce1"/>
        </table:table-row>
        <table:table-row table:style-name="ro2">
          <table:table-cell table:style-name="ce2"/>
          <table:table-cell table:number-columns-repeated="5" table:style-name="ce1"/>
          <table:table-cell table:number-columns-spanned="1" table:number-rows-spanned="2" table:style-name="ce11"/>
          <table:table-cell table:number-columns-repeated="16377" table:style-name="ce1"/>
        </table:table-row>
        <table:table-row table:style-name="ro2">
          <table:table-cell table:style-name="ce1"/>
          <table:table-cell table:style-name="ce4"/>
          <table:table-cell table:number-columns-repeated="4" table:style-name="ce1"/>
          <table:covered-table-cell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2"/>
          <table:table-cell table:style-name="ce3"/>
          <table:table-cell table:number-columns-repeated="16380" table:style-name="ce1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1">
          <table:table-cell table:number-columns-repeated="6" table:style-name="ce1"/>
          <table:table-cell table:number-columns-spanned="4" table:number-rows-spanned="1" table:style-name="ce11"/>
          <table:covered-table-cell table:number-columns-repeated="3"/>
          <table:table-cell table:number-columns-repeated="16374" table:style-name="ce1"/>
        </table:table-row>
        <table:table-row table:style-name="ro2">
          <table:table-cell table:number-columns-repeated="7" table:style-name="ce1"/>
          <table:table-cell table:number-columns-repeated="2" table:style-name="ce2"/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6" table:style-name="ce1"/>
          <table:table-cell table:number-columns-spanned="1" table:number-rows-spanned="2" table:style-name="ce11"/>
          <table:table-cell table:style-name="ce1"/>
          <table:table-cell table:style-name="ce5"/>
          <table:table-cell table:number-columns-repeated="16375" table:style-name="ce1"/>
        </table:table-row>
        <table:table-row table:style-name="ro1">
          <table:table-cell table:number-columns-repeated="6" table:style-name="ce1"/>
          <table:covered-table-cell/>
          <table:table-cell table:number-columns-repeated="16377" table:style-name="ce1"/>
        </table:table-row>
        <table:table-row table:style-name="ro2">
          <table:table-cell table:style-name="ce4"/>
          <table:table-cell table:number-columns-repeated="5" table:style-name="ce1"/>
          <table:table-cell table:number-columns-spanned="1" table:number-rows-spanned="2" table:style-name="ce11"/>
          <table:table-cell table:number-columns-repeated="16377" table:style-name="ce1"/>
        </table:table-row>
        <table:table-row table:style-name="ro2">
          <table:table-cell table:style-name="ce4"/>
          <table:table-cell table:style-name="ce1"/>
          <table:table-cell table:style-name="ce2"/>
          <table:table-cell table:style-name="ce3"/>
          <table:table-cell table:number-columns-repeated="2" table:style-name="ce4"/>
          <table:covered-table-cell/>
          <table:table-cell table:number-columns-repeated="16377" table:style-name="ce1"/>
        </table:table-row>
        <table:table-row table:style-name="ro1">
          <table:table-cell table:number-columns-spanned="4" table:number-rows-spanned="1" table:style-name="ce11"/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number-columns-spanned="4" table:number-rows-spanned="1" table:style-name="ce12">
            <text:p>MATRIX MUL <text:s/>SW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8K bloco 32</text:p>
          </table:table-cell>
          <table:table-cell table:style-name="ce1"/>
          <table:table-cell office:value-type="string" table:style-name="ce2">
            <text:p>Execution Time (ms)</text:p>
          </table:table-cell>
          <table:table-cell office:value-type="string" table:style-name="ce3">
            <text:p>IPC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2" table:style-name="ce12">
            <text:p>Unhardened</text:p>
          </table:table-cell>
          <table:table-cell office:value-type="string" table:style-name="ce1">
            <text:p>float</text:p>
          </table:table-cell>
          <table:table-cell office:value-type="float" office:value="168.96289999999999" table:formula="of:=1.689629*100" table:style-name="ce1">
            <text:p>168,9629</text:p>
          </table:table-cell>
          <table:table-cell office:value-type="float" office:value="0.36163200000000001" table:style-name="ce1">
            <text:p>0,361632</text:p>
          </table:table-cell>
          <table:table-cell table:number-columns-repeated="16380" table:style-name="ce1"/>
        </table:table-row>
        <table:table-row table:style-name="ro2">
          <table:covered-table-cell/>
          <table:table-cell office:value-type="string" table:style-name="ce1">
            <text:p>double</text:p>
          </table:table-cell>
          <table:table-cell office:value-type="float" office:value="340.83800000000002" table:formula="of:=3.40838*100" table:style-name="ce1">
            <text:p>340,838</text:p>
          </table:table-cell>
          <table:table-cell office:value-type="float" office:value="0.37891799999999998" table:style-name="ce1">
            <text:p>0,378918</text:p>
          </table:table-cell>
          <table:table-cell table:style-name="ce4"/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2">
            <text:p>DMR</text:p>
          </table:table-cell>
          <table:table-cell office:value-type="string" table:style-name="ce1">
            <text:p>float</text:p>
          </table:table-cell>
          <table:table-cell office:value-type="float" office:value="334.71910000000003" table:formula="of:=3.347191*100" table:style-name="ce1">
            <text:p>334,7191</text:p>
          </table:table-cell>
          <table:table-cell office:value-type="float" office:value="0.44695499999999999" table:style-name="ce1">
            <text:p>0,446955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1">
            <text:p>double</text:p>
          </table:table-cell>
          <table:table-cell office:value-type="float" office:value="651.71590000000003" table:formula="of:=6.517159*100" table:style-name="ce1">
            <text:p>651,7159</text:p>
          </table:table-cell>
          <table:table-cell office:value-type="float" office:value="0.431537" table:style-name="ce1">
            <text:p>0,43153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1">
            <text:p>mixed</text:p>
          </table:table-cell>
          <table:table-cell office:value-type="float" office:value="491.52500000000003" table:formula="of:=4.91525*100" table:style-name="ce1">
            <text:p>491,525</text:p>
          </table:table-cell>
          <table:table-cell office:value-type="float" office:value="0.51105400000000001" table:style-name="ce1">
            <text:p>0,511054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Soma unhardened</text:p>
          </table:table-cell>
          <table:table-cell office:value-type="string" table:style-name="ce1">
            <text:p>float + double</text:p>
          </table:table-cell>
          <table:table-cell office:value-type="float" office:value="509.80090000000001" table:formula="of:=[Software.C19]+[Software.C20]" table:style-name="ce1">
            <text:p>509,8009</text:p>
          </table:table-cell>
          <table:table-cell table:number-columns-repeated="16381" table:style-name="ce1"/>
        </table:table-row>
        <table:table-row table:style-name="ro2">
          <table:table-cell table:number-columns-repeated="2" table:style-name="ce1"/>
          <table:table-cell table:style-name="ce2"/>
          <table:table-cell table:style-name="ce3"/>
          <table:table-cell table:number-columns-repeated="16380" table:style-name="ce1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4"/>
          <table:table-cell table:number-columns-repeated="16383" table:style-name="ce1"/>
        </table:table-row>
        <table:table-row table:style-name="ro1">
          <table:table-cell office:value-type="string" table:number-columns-spanned="4" table:number-rows-spanned="1" table:style-name="ce12">
            <text:p>GEMM OPTIMIZED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8K</text:p>
          </table:table-cell>
          <table:table-cell table:style-name="ce1"/>
          <table:table-cell office:value-type="string" table:style-name="ce2">
            <text:p>Execution Time (ms)</text:p>
          </table:table-cell>
          <table:table-cell office:value-type="string" table:style-name="ce3">
            <text:p>IPC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12">
            <text:p>Unhardened</text:p>
          </table:table-cell>
          <table:table-cell office:value-type="string" table:style-name="ce1">
            <text:p>float</text:p>
          </table:table-cell>
          <table:table-cell office:value-type="float" office:value="20.086400000000001" table:style-name="ce1">
            <text:p>20,0864</text:p>
          </table:table-cell>
          <table:table-cell office:value-type="string" table:style-name="ce1">
            <text:p>1.556588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1">
            <text:p>double</text:p>
          </table:table-cell>
          <table:table-cell office:value-type="float" office:value="49.247799999999998" table:style-name="ce1">
            <text:p>49,2478</text:p>
          </table:table-cell>
          <table:table-cell office:value-type="string" table:style-name="ce1">
            <text:p>0.722552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12">
            <text:p>DMR</text:p>
          </table:table-cell>
          <table:table-cell office:value-type="string" table:style-name="ce1">
            <text:p>float</text:p>
          </table:table-cell>
          <table:table-cell office:value-type="float" office:value="207.7594" table:style-name="ce1">
            <text:p>207,7594</text:p>
          </table:table-cell>
          <table:table-cell office:value-type="string" table:style-name="ce1">
            <text:p>0.742766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1">
            <text:p>double</text:p>
          </table:table-cell>
          <table:table-cell office:value-type="float" office:value="57.653399999999998" table:style-name="ce1">
            <text:p>57,6534</text:p>
          </table:table-cell>
          <table:table-cell office:value-type="string" table:style-name="ce1">
            <text:p>0.972495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1">
            <text:p>mixed</text:p>
          </table:table-cell>
          <table:table-cell office:value-type="float" office:value="57.591799999999999" table:style-name="ce1">
            <text:p>57,5918</text:p>
          </table:table-cell>
          <table:table-cell office:value-type="string" table:style-name="ce1">
            <text:p>1.34481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oma unhardened</text:p>
          </table:table-cell>
          <table:table-cell office:value-type="string" table:style-name="ce1">
            <text:p>float + double</text:p>
          </table:table-cell>
          <table:table-cell office:value-type="float" office:value="69.334199999999996" table:formula="of:=[Software.C34]+[Software.C35]" table:style-name="ce1">
            <text:p>69,3342</text:p>
          </table:table-cell>
          <table:table-cell table:number-columns-repeated="16381" table:style-name="ce1"/>
        </table:table-row>
        <table:table-row table:style-name="ro1">
          <table:table-cell table:number-columns-repeated="3" table:style-name="ce1"/>
          <table:table-cell table:style-name="ce5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"/>
          <table:table-cell table:number-columns-repeated="16382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spanned="2" table:number-rows-spanned="1" table:style-name="ce11"/>
          <table:covered-table-cell/>
          <table:table-cell table:number-columns-spanned="3" table:number-rows-spanned="1" table:style-name="ce11"/>
          <table:covered-table-cell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table:style-name="ce1"/>
          <table:table-cell table:style-name="ce7"/>
          <table:table-cell table:number-columns-repeated="16381" table:style-name="ce1"/>
        </table:table-row>
        <table:table-row table:style-name="ro1">
          <table:table-cell table:style-name="ce8"/>
          <table:table-cell table:style-name="ce1"/>
          <table:table-cell table:style-name="ce7"/>
          <table:table-cell table:number-columns-repeated="16381" table:style-name="ce1"/>
        </table:table-row>
        <table:table-row table:style-name="ro1">
          <table:table-cell table:style-name="ce5"/>
          <table:table-cell table:style-name="ce1"/>
          <table:table-cell table:style-name="ce7"/>
          <table:table-cell table:style-name="ce9"/>
          <table:table-cell table:number-columns-repeated="16380" table:style-name="ce1"/>
        </table:table-row>
        <table:table-row table:number-rows-repeated="2" table:style-name="ro1">
          <table:table-cell table:style-name="ce5"/>
          <table:table-cell table:style-name="ce1"/>
          <table:table-cell table:style-name="ce7"/>
          <table:table-cell table:number-columns-repeated="16381" table:style-name="ce1"/>
        </table:table-row>
        <table:table-row table:number-rows-repeated="2" table:style-name="ro1">
          <table:table-cell table:style-name="ce5"/>
          <table:table-cell table:style-name="ce1"/>
          <table:table-cell table:style-name="ce7"/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table:style-name="ce5"/>
          <table:table-cell table:style-name="ce1"/>
          <table:table-cell table:style-name="ce9"/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table:style-name="ce8"/>
          <table:table-cell table:style-name="ce1"/>
          <table:table-cell table:style-name="ce9"/>
          <table:table-cell table:style-name="ce1"/>
          <table:table-cell table:style-name="ce10"/>
          <table:table-cell table:number-columns-repeated="16379"/>
        </table:table-row>
        <table:table-row table:style-name="ro1">
          <table:table-cell table:style-name="ce5"/>
          <table:table-cell table:style-name="ce1"/>
          <table:table-cell table:style-name="ce7"/>
          <table:table-cell table:style-name="ce1"/>
          <table:table-cell table:style-name="ce10"/>
          <table:table-cell table:number-columns-repeated="16379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2">
            <text:p>usando bloco 16 4k</text:p>
          </table:table-cell>
          <table:table-cell table:style-name="ce2"/>
          <table:table-cell office:value-type="string" table:style-name="ce2">
            <text:p>Execution Time (ms)</text:p>
          </table:table-cell>
          <table:table-cell office:value-type="string" table:style-name="ce3">
            <text:p>IPC</text:p>
          </table:table-cell>
          <table:table-cell table:number-columns-repeated="16380" table:style-name="ce1"/>
        </table:table-row>
        <table:table-row table:style-name="ro1">
          <table:table-cell table:number-columns-spanned="1" table:number-rows-spanned="2" table:style-name="ce11"/>
          <table:table-cell table:number-columns-repeated="16383" table:style-name="ce1"/>
        </table:table-row>
        <table:table-row table:style-name="ro1">
          <table:covered-table-cell/>
          <table:table-cell table:number-columns-repeated="16383"/>
        </table:table-row>
        <table:table-row table:style-name="ro1">
          <table:table-cell table:number-columns-spanned="1" table:number-rows-spanned="3" table:style-name="ce11"/>
          <table:table-cell table:number-columns-repeated="16383"/>
        </table:table-row>
        <table:table-row table:number-rows-repeated="2" table:style-name="ro1">
          <table:covered-table-cell/>
          <table:table-cell table:number-columns-repeated="16383"/>
        </table:table-row>
        <table:table-row table:number-rows-repeated="1048492" table:style-name="ro1">
          <table:table-cell table:number-columns-repeated="16384"/>
        </table:table-row>
      </table:table>
      <table:table table:name="Tensor" table:style-name="ta1">
        <table:shapes>
          <draw:frame draw:z-index="1" draw:id="id2" draw:style-name="a2" draw:name="Gráfico 1" svg:x="8.65039in" svg:y="0.15748in" svg:width="4.73268in" svg:height="3.00669in" style:rel-width="scale" style:rel-height="scale">
            <draw:object xlink:href="Object 3/" xlink:type="simple" xlink:show="embed" xlink:actuate="onLoad"/>
            <svg:title/>
            <svg:desc/>
          </draw:frame>
          <draw:frame draw:z-index="2" draw:id="id3" draw:style-name="a3" draw:name="Gráfico 2" svg:x="8.70276in" svg:y="3.4189in" svg:width="4.61811in" svg:height="3.20669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6380" table:default-cell-style-name="ce1"/>
        <table:table-row table:style-name="ro2">
          <table:table-cell office:value-type="string" table:number-columns-spanned="4" table:number-rows-spanned="1" table:style-name="ce12">
            <text:p>TENSOR simpl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float" office:value="8192" table:style-name="ce2">
            <text:p>8192</text:p>
          </table:table-cell>
          <table:table-cell table:style-name="ce1"/>
          <table:table-cell office:value-type="string" table:style-name="ce2">
            <text:p>Execution Time (ms)</text:p>
          </table:table-cell>
          <table:table-cell office:value-type="string" table:style-name="ce3">
            <text:p>IPC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12">
            <text:p>Unhardened</text:p>
          </table:table-cell>
          <table:table-cell office:value-type="string" table:style-name="ce1">
            <text:p>half</text:p>
          </table:table-cell>
          <table:table-cell office:value-type="float" office:value="187.86016850000001" table:formula="of:=1878.601685/10" table:style-name="ce1">
            <text:p>187,8601685</text:p>
          </table:table-cell>
          <table:table-cell office:value-type="float" office:value="0.39697900000000003" table:style-name="ce1">
            <text:p>0,396979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1">
            <text:p>float</text:p>
          </table:table-cell>
          <table:table-cell office:value-type="float" office:value="250.50698240000003" table:formula="of:=2505.069824/10" table:style-name="ce1">
            <text:p>250,5069824</text:p>
          </table:table-cell>
          <table:table-cell office:value-type="float" office:value="0.47924499999999998" table:style-name="ce1">
            <text:p>0,47924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MR</text:p>
          </table:table-cell>
          <table:table-cell office:value-type="string" table:style-name="ce1">
            <text:p>half</text:p>
          </table:table-cell>
          <table:table-cell office:value-type="float" office:value="233.42675779999999" table:formula="of:=2334.267578/10" table:style-name="ce1">
            <text:p>233,4267578</text:p>
          </table:table-cell>
          <table:table-cell office:value-type="float" office:value="0.70861499999999999" table:style-name="ce1">
            <text:p>0,708615</text:p>
          </table:table-cell>
          <table:table-cell table:number-columns-repeated="16380"/>
        </table:table-row>
        <table:table-row table:number-rows-repeated="6"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number-columns-spanned="3" table:number-rows-spanned="1" table:style-name="ce12">
            <text:p>Tensor Optimized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float" office:value="8192" table:style-name="ce2">
            <text:p>8192</text:p>
          </table:table-cell>
          <table:table-cell table:style-name="ce1"/>
          <table:table-cell office:value-type="string" table:style-name="ce2">
            <text:p>Execution Time (ms)</text:p>
          </table:table-cell>
          <table:table-cell office:value-type="string" table:style-name="ce3">
            <text:p>IPC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12">
            <text:p>Unhardened</text:p>
          </table:table-cell>
          <table:table-cell office:value-type="string" table:style-name="ce1">
            <text:p>half</text:p>
          </table:table-cell>
          <table:table-cell office:value-type="float" office:value="65.484088099999994" table:formula="of:=654.840881/10" table:style-name="ce1">
            <text:p>65,4840881</text:p>
          </table:table-cell>
          <table:table-cell office:value-type="float" office:value="1.099281" table:style-name="ce1">
            <text:p>1,099281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1">
            <text:p>float</text:p>
          </table:table-cell>
          <table:table-cell office:value-type="float" office:value="128.73649900000001" table:formula="of:=1287.36499/10" table:style-name="ce1">
            <text:p>128,736499</text:p>
          </table:table-cell>
          <table:table-cell office:value-type="float" office:value="1.0868059999999999" table:style-name="ce1">
            <text:p>1,086806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DMR</text:p>
          </table:table-cell>
          <table:table-cell office:value-type="string" table:style-name="ce1">
            <text:p>half</text:p>
          </table:table-cell>
          <table:table-cell office:value-type="float" office:value="66.650512700000007" table:formula="of:=666.505127/10" table:style-name="ce1">
            <text:p>66,6505127</text:p>
          </table:table-cell>
          <table:table-cell office:value-type="float" office:value="1.106212" table:style-name="ce1">
            <text:p>1,106212</text:p>
          </table:table-cell>
          <table:table-cell table:number-columns-repeated="16380"/>
        </table:table-row>
        <table:table-row table:number-rows-repeated="1048560" table:style-name="ro1">
          <table:table-cell table:number-columns-repeated="16384"/>
        </table:table-row>
      </table:table>
      <table:table table:name="ALL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16379" table:default-cell-style-name="ce1"/>
        <table:table-row table:style-name="ro1">
          <table:table-cell table:style-name="ce1"/>
          <table:table-cell table:number-columns-spanned="4" table:number-rows-spanned="1" table:style-name="ce11"/>
          <table:covered-table-cell table:number-columns-repeated="3"/>
          <table:table-cell table:style-name="ce1">
            <draw:frame draw:z-index="1" draw:id="id4" draw:style-name="a4" draw:name="Gráfico 1" svg:x="0.15625in" svg:y="0.125in" svg:width="8.14583in" svg:height="3.187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2">
          <table:table-cell table:style-name="ce1"/>
          <table:table-cell table:style-name="ce2"/>
          <table:table-cell table:style-name="ce1"/>
          <table:table-cell office:value-type="string" table:style-name="ce2">
            <text:p>Execution Time (ms)</text:p>
          </table:table-cell>
          <table:table-cell office:value-type="string" table:style-name="ce3">
            <text:p>IPC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2">
            <text:p>MxM SW</text:p>
          </table:table-cell>
          <table:table-cell office:value-type="string" table:number-columns-spanned="1" table:number-rows-spanned="2" table:style-name="ce12">
            <text:p>Unhardened</text:p>
          </table:table-cell>
          <table:table-cell office:value-type="string" table:style-name="ce1">
            <text:p>float</text:p>
          </table:table-cell>
          <table:table-cell office:value-type="float" office:value="168.96289999999999" table:formula="of:=1.689629*100" table:style-name="ce1">
            <text:p>168,9629</text:p>
          </table:table-cell>
          <table:table-cell office:value-type="float" office:value="0.36163200000000001" table:style-name="ce1">
            <text:p>0,361632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double</text:p>
          </table:table-cell>
          <table:table-cell office:value-type="float" office:value="340.83800000000002" table:formula="of:=3.40838*100" table:style-name="ce1">
            <text:p>340,838</text:p>
          </table:table-cell>
          <table:table-cell office:value-type="float" office:value="0.37891799999999998" table:style-name="ce1">
            <text:p>0,378918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number-columns-spanned="1" table:number-rows-spanned="3" table:style-name="ce12">
            <text:p>DMR</text:p>
          </table:table-cell>
          <table:table-cell office:value-type="string" table:style-name="ce1">
            <text:p>float</text:p>
          </table:table-cell>
          <table:table-cell office:value-type="float" office:value="334.71910000000003" table:formula="of:=3.347191*100" table:style-name="ce1">
            <text:p>334,7191</text:p>
          </table:table-cell>
          <table:table-cell office:value-type="float" office:value="0.44695499999999999" table:style-name="ce1">
            <text:p>0,446955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double</text:p>
          </table:table-cell>
          <table:table-cell office:value-type="float" office:value="651.71590000000003" table:formula="of:=6.517159*100" table:style-name="ce1">
            <text:p>651,7159</text:p>
          </table:table-cell>
          <table:table-cell office:value-type="float" office:value="0.431537" table:style-name="ce1">
            <text:p>0,431537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mixed</text:p>
          </table:table-cell>
          <table:table-cell office:value-type="float" office:value="491.52500000000003" table:formula="of:=4.91525*100" table:style-name="ce1">
            <text:p>491,525</text:p>
          </table:table-cell>
          <table:table-cell office:value-type="float" office:value="0.51105400000000001" table:style-name="ce1">
            <text:p>0,511054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2">
            <text:p>Tensor Simple</text:p>
          </table:table-cell>
          <table:table-cell office:value-type="string" table:number-columns-spanned="1" table:number-rows-spanned="2" table:style-name="ce12">
            <text:p>Unhardened</text:p>
          </table:table-cell>
          <table:table-cell office:value-type="string" table:style-name="ce1">
            <text:p>half</text:p>
          </table:table-cell>
          <table:table-cell office:value-type="float" office:value="187.86016850000001" table:formula="of:=1878.601685/10" table:style-name="ce1">
            <text:p>187,8601685</text:p>
          </table:table-cell>
          <table:table-cell office:value-type="float" office:value="0.39697900000000003" table:style-name="ce1">
            <text:p>0,396979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float</text:p>
          </table:table-cell>
          <table:table-cell office:value-type="float" office:value="250.50698240000003" table:formula="of:=2505.069824/10" table:style-name="ce1">
            <text:p>250,5069824</text:p>
          </table:table-cell>
          <table:table-cell office:value-type="float" office:value="0.47924499999999998" table:style-name="ce1">
            <text:p>0,479245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style-name="ce4">
            <text:p>DMR</text:p>
          </table:table-cell>
          <table:table-cell office:value-type="string" table:style-name="ce1">
            <text:p>half</text:p>
          </table:table-cell>
          <table:table-cell office:value-type="float" office:value="233.42675779999999" table:formula="of:=2334.267578/10" table:style-name="ce1">
            <text:p>233,4267578</text:p>
          </table:table-cell>
          <table:table-cell office:value-type="float" office:value="0.70861499999999999" table:style-name="ce1">
            <text:p>0,708615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3" table:style-name="ce12">
            <text:p>Tensor Optimized</text:p>
          </table:table-cell>
          <table:table-cell office:value-type="string" table:number-columns-spanned="1" table:number-rows-spanned="2" table:style-name="ce12">
            <text:p>Unhardened</text:p>
          </table:table-cell>
          <table:table-cell office:value-type="string" table:style-name="ce1">
            <text:p>half</text:p>
          </table:table-cell>
          <table:table-cell office:value-type="float" office:value="65.484088099999994" table:formula="of:=654.840881/10" table:style-name="ce1">
            <text:p>65,4840881</text:p>
          </table:table-cell>
          <table:table-cell office:value-type="float" office:value="1.099281" table:style-name="ce1">
            <text:p>1,099281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float</text:p>
          </table:table-cell>
          <table:table-cell office:value-type="float" office:value="128.73649900000001" table:formula="of:=1287.36499/10" table:style-name="ce1">
            <text:p>128,736499</text:p>
          </table:table-cell>
          <table:table-cell office:value-type="float" office:value="1.0868059999999999" table:style-name="ce1">
            <text:p>1,086806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style-name="ce4">
            <text:p>DMR</text:p>
          </table:table-cell>
          <table:table-cell office:value-type="string" table:style-name="ce1">
            <text:p>half</text:p>
          </table:table-cell>
          <table:table-cell office:value-type="float" office:value="66.650512700000007" table:formula="of:=666.505127/10" table:style-name="ce1">
            <text:p>66,6505127</text:p>
          </table:table-cell>
          <table:table-cell office:value-type="float" office:value="1.106212" table:style-name="ce1">
            <text:p>1,106212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2">
            <text:p>Execution Time (ms)</text:p>
          </table:table-cell>
          <table:table-cell office:value-type="string" table:style-name="ce3">
            <text:p>IPC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6" table:style-name="ce12">
            <text:p>Unhardened</text:p>
          </table:table-cell>
          <table:table-cell office:value-type="string" table:number-columns-spanned="1" table:number-rows-spanned="2" table:style-name="ce12">
            <text:p>MxM SW</text:p>
          </table:table-cell>
          <table:table-cell office:value-type="string" table:style-name="ce1">
            <text:p>float</text:p>
          </table:table-cell>
          <table:table-cell office:value-type="float" office:value="168.96289999999999" table:formula="of:=1.689629*100" table:style-name="ce1">
            <text:p>168,9629</text:p>
          </table:table-cell>
          <table:table-cell office:value-type="float" office:value="0.36163200000000001" table:style-name="ce1">
            <text:p>0,361632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double</text:p>
          </table:table-cell>
          <table:table-cell office:value-type="float" office:value="340.83800000000002" table:formula="of:=3.40838*100" table:style-name="ce1">
            <text:p>340,838</text:p>
          </table:table-cell>
          <table:table-cell office:value-type="float" office:value="0.37891799999999998" table:style-name="ce1">
            <text:p>0,378918</text:p>
          </table:table-cell>
          <table:table-cell table:style-name="ce1">
            <draw:frame draw:z-index="2" draw:id="id5" draw:style-name="a5" draw:name="Gráfico 2" svg:x="0.17187in" svg:y="0.02083in" svg:width="8.18229in" svg:height="2.98437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covered-table-cell/>
          <table:table-cell office:value-type="string" table:number-columns-spanned="1" table:number-rows-spanned="2" table:style-name="ce12">
            <text:p>Tensor Simple</text:p>
          </table:table-cell>
          <table:table-cell office:value-type="string" table:style-name="ce1">
            <text:p>half</text:p>
          </table:table-cell>
          <table:table-cell office:value-type="float" office:value="187.86016849999999" table:style-name="ce1">
            <text:p>187,8601685</text:p>
          </table:table-cell>
          <table:table-cell office:value-type="float" office:value="0.39697900000000003" table:style-name="ce1">
            <text:p>0,396979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float</text:p>
          </table:table-cell>
          <table:table-cell office:value-type="float" office:value="250.5069824" table:style-name="ce1">
            <text:p>250,5069824</text:p>
          </table:table-cell>
          <table:table-cell office:value-type="float" office:value="0.47924499999999998" table:style-name="ce1">
            <text:p>0,479245</text:p>
          </table:table-cell>
          <table:table-cell table:number-columns-repeated="16379"/>
        </table:table-row>
        <table:table-row table:style-name="ro1">
          <table:covered-table-cell/>
          <table:table-cell office:value-type="string" table:number-columns-spanned="1" table:number-rows-spanned="2" table:style-name="ce12">
            <text:p>Tensor Optimized</text:p>
          </table:table-cell>
          <table:table-cell office:value-type="string" table:style-name="ce1">
            <text:p>half</text:p>
          </table:table-cell>
          <table:table-cell office:value-type="float" office:value="65.484088099999994" table:style-name="ce1">
            <text:p>65,4840881</text:p>
          </table:table-cell>
          <table:table-cell office:value-type="float" office:value="1.099281" table:style-name="ce1">
            <text:p>1,099281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float</text:p>
          </table:table-cell>
          <table:table-cell office:value-type="float" office:value="128.73649900000001" table:style-name="ce1">
            <text:p>128,736499</text:p>
          </table:table-cell>
          <table:table-cell office:value-type="float" office:value="1.0868059999999999" table:style-name="ce1">
            <text:p>1,086806</text:p>
          </table:table-cell>
          <table:table-cell table:number-columns-repeated="16379"/>
        </table:table-row>
        <table:table-row table:style-name="ro1">
          <table:table-cell office:value-type="string" table:number-columns-spanned="1" table:number-rows-spanned="5" table:style-name="ce12">
            <text:p>DMR</text:p>
          </table:table-cell>
          <table:table-cell office:value-type="string" table:number-columns-spanned="1" table:number-rows-spanned="3" table:style-name="ce12">
            <text:p>MxM SW</text:p>
          </table:table-cell>
          <table:table-cell office:value-type="string" table:style-name="ce1">
            <text:p>float</text:p>
          </table:table-cell>
          <table:table-cell office:value-type="float" office:value="334.71910000000003" table:formula="of:=3.347191*100" table:style-name="ce1">
            <text:p>334,7191</text:p>
          </table:table-cell>
          <table:table-cell office:value-type="float" office:value="0.44695499999999999" table:style-name="ce1">
            <text:p>0,446955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double</text:p>
          </table:table-cell>
          <table:table-cell office:value-type="float" office:value="651.71590000000003" table:formula="of:=6.517159*100" table:style-name="ce1">
            <text:p>651,7159</text:p>
          </table:table-cell>
          <table:table-cell office:value-type="float" office:value="0.431537" table:style-name="ce1">
            <text:p>0,431537</text:p>
          </table:table-cell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1">
            <text:p>mixed</text:p>
          </table:table-cell>
          <table:table-cell office:value-type="float" office:value="491.52500000000003" table:formula="of:=4.91525*100" table:style-name="ce1">
            <text:p>491,525</text:p>
          </table:table-cell>
          <table:table-cell office:value-type="float" office:value="0.51105400000000001" table:style-name="ce1">
            <text:p>0,511054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style-name="ce2">
            <text:p>Tensor Simple</text:p>
          </table:table-cell>
          <table:table-cell office:value-type="string" table:style-name="ce1">
            <text:p>half</text:p>
          </table:table-cell>
          <table:table-cell office:value-type="float" office:value="233.42675779999999" table:style-name="ce1">
            <text:p>233,4267578</text:p>
          </table:table-cell>
          <table:table-cell office:value-type="float" office:value="0.70861499999999999" table:style-name="ce1">
            <text:p>0,708615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style-name="ce2">
            <text:p>Tensor Optimized</text:p>
          </table:table-cell>
          <table:table-cell office:value-type="string" table:style-name="ce1">
            <text:p>half</text:p>
          </table:table-cell>
          <table:table-cell office:value-type="float" office:value="66.650512699999993" table:style-name="ce1">
            <text:p>66,6505127</text:p>
          </table:table-cell>
          <table:table-cell office:value-type="float" office:value="1.106212" table:style-name="ce1">
            <text:p>1,106212</text:p>
          </table:table-cell>
          <table:table-cell table:number-columns-repeated="1637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number-columns-spanned="1" table:number-rows-spanned="6" table:style-name="ce12"/>
          <table:table-cell table:number-columns-repeated="16382"/>
        </table:table-row>
        <table:table-row table:number-rows-repeated="5" table:style-name="ro1">
          <table:table-cell/>
          <table:covered-table-cell/>
          <table:table-cell table:number-columns-repeated="16382"/>
        </table:table-row>
        <table:table-row table:style-name="ro1">
          <table:table-cell/>
          <table:table-cell table:number-columns-spanned="1" table:number-rows-spanned="5" table:style-name="ce12"/>
          <table:table-cell table:number-columns-repeated="16382"/>
        </table:table-row>
        <table:table-row table:number-rows-repeated="4" table:style-name="ro1">
          <table:table-cell/>
          <table:covered-table-cell/>
          <table:table-cell table:number-columns-repeated="16382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pedro</dc:creator>
    <meta:creation-date>2019-05-20T23:45:15Z</meta:creation-date>
    <dc:date>2019-07-09T21:36:06Z</dc:date>
    <meta:editing-cycles>30</meta:editing-cycles>
    <meta:editing-duration>PT7467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4.8913385826771pt" svg:width="453.0330708661417pt" chart:style-name="Crt0">
        <chart:title chart:style-name="CT00">
          <text:p text:style-name="a0" text:class-names="" text:cond-style-name="">SW - Execution Time (s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oftware.$A$19:.$B$23"/>
          </chart:axis>
          <chart:series chart:label-cell-address="Software.$C$18" chart:values-cell-range-address="Software.$C$19:.$C$23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4.8913385826771pt" svg:width="453.7417322834646pt" chart:style-name="Crt0">
        <chart:title chart:style-name="CT00">
          <text:p text:style-name="a0" text:class-names="" text:cond-style-name="">SW - IPC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oftware.$A$19:.$B$23"/>
          </chart:axis>
          <chart:series chart:label-cell-address="Software.$D$18" chart:values-cell-range-address="Software.$D$19:.$D$23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481811023622pt" svg:width="340.7527559055118pt" chart:style-name="Crt0">
        <chart:title chart:style-name="CT00">
          <text:p text:style-name="a0" text:class-names="" text:cond-style-name="">Tensor - Execution Time (s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ensor.$A$3:.$B$5"/>
          </chart:axis>
          <chart:series chart:label-cell-address="Tensor.$C$2" chart:values-cell-range-address="Tensor.$C$3:.$C$5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0.8818897637795pt" svg:width="332.503937007874pt" chart:style-name="Crt0">
        <chart:title chart:style-name="CT00">
          <text:p text:style-name="a0" text:class-names="" text:cond-style-name="">Tensor - IPC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ensor.$A$3:.$B$5"/>
          </chart:axis>
          <chart:series chart:label-cell-address="Tensor.$D$2" chart:values-cell-range-address="Tensor.$D$3:.$D$5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9.5000787401575pt" svg:width="586.5000787401575pt" chart:style-name="Crt0">
        <chart:title chart:style-name="CT00">
          <text:p text:style-name="a0" text:class-names="" text:cond-style-name="">Execution Time (ms)</text:p>
        </chart:title>
        <chart:plot-area chart:style-name="Plt0">
          <chart:axis chart:dimension="x" chart:name="primary-x" chart:style-name="Axs0">
            <chart:categories table:cell-range-address="ALL.$A$18:.$C$28"/>
          </chart:axis>
          <chart:axis chart:dimension="y" chart:name="primary-y" chart:style-name="Axs1">
            <chart:grid chart:class="major" chart:style-name="GMa1"/>
          </chart:axis>
          <chart:series chart:label-cell-address="ALL.$D$17" chart:values-cell-range-address="ALL.$D$18:.$D$28" chart:class="chart:bar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4.8749606299212pt" svg:width="589.1250393700787pt" chart:style-name="Crt0">
        <chart:title chart:style-name="CT00">
          <text:p text:style-name="a0" text:class-names="" text:cond-style-name="">IPC</text:p>
        </chart:title>
        <chart:plot-area chart:style-name="Plt0">
          <chart:axis chart:dimension="x" chart:name="primary-x" chart:style-name="Axs0">
            <chart:categories table:cell-range-address="ALL.$A$18:.$C$28"/>
          </chart:axis>
          <chart:axis chart:dimension="y" chart:name="primary-y" chart:style-name="Axs1">
            <chart:grid chart:class="major" chart:style-name="GMa1"/>
          </chart:axis>
          <chart:series chart:label-cell-address="ALL.$E$17" chart:values-cell-range-address="ALL.$E$18:.$E$28" chart:class="chart:bar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